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1.4634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Default"/>
        <table:table-column table:style-name="co6" table:number-columns-repeated="2" table:default-cell-style-name="ce25"/>
        <table:table-column table:style-name="co6" table:default-cell-style-name="Default"/>
        <table:table-column table:style-name="co6" table:number-columns-repeated="2" table:default-cell-style-name="ce25"/>
        <table:table-column table:style-name="co6" table:number-columns-repeated="5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99];&quot;High&quot;;[.D5:.D799])" office:value-type="float" office:value="198">
            <text:p>198</text:p>
          </table:table-cell>
          <table:table-cell table:formula="of:=SUMPRODUCT(([.C5:.C799]=&quot;High&quot;)*([.E5:.E799]=&quot;x&quot;)*[.D5:.D799])" office:value-type="float" office:value="0">
            <text:p>0</text:p>
          </table:table-cell>
          <table:table-cell table:style-name="Default" table:formula="of:=SUMPRODUCT(([.C5:.C799]=&quot;High&quot;)*([.F5:.F799]=&quot;x&quot;)*[.D5:.D799])" office:value-type="float" office:value="57">
            <text:p>57</text:p>
          </table:table-cell>
          <table:table-cell table:style-name="Default" table:formula="of:=SUMPRODUCT(([.C5:.C799]=&quot;High&quot;)*([.G5:.G799]=&quot;x&quot;)*[.D5:.D799])" office:value-type="float" office:value="46">
            <text:p>46</text:p>
          </table:table-cell>
          <table:table-cell table:formula="of:=SUMPRODUCT(([.C5:.C799]=&quot;High&quot;)*([.H5:.H799]=&quot;x&quot;)*[.D5:.D799])" office:value-type="float" office:value="13">
            <text:p>13</text:p>
          </table:table-cell>
          <table:table-cell table:style-name="Default" table:formula="of:=SUMPRODUCT(([.C5:.C799]=&quot;High&quot;)*([.I5:.I799]=&quot;x&quot;)*[.D5:.D799])" office:value-type="float" office:value="34">
            <text:p>34</text:p>
          </table:table-cell>
          <table:table-cell table:style-name="Default" table:formula="of:=SUMPRODUCT(([.C5:.C799]=&quot;High&quot;)*([.J5:.J799]=&quot;x&quot;)*[.D5:.D799])" office:value-type="float" office:value="48">
            <text:p>48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99];&quot;Medium&quot;;[.D5:.D799])" office:value-type="float" office:value="79">
            <text:p>79</text:p>
          </table:table-cell>
          <table:table-cell table:formula="of:=SUMPRODUCT(([.C5:.C799]=&quot;Medium&quot;)*([.E5:.E799]=&quot;x&quot;)*[.D5:.D799])" office:value-type="float" office:value="0">
            <text:p>0</text:p>
          </table:table-cell>
          <table:table-cell table:style-name="Default" table:formula="of:=SUMPRODUCT(([.C5:.C799]=&quot;Medium&quot;)*([.F5:.F799]=&quot;x&quot;)*[.D5:.D799])" office:value-type="float" office:value="10">
            <text:p>10</text:p>
          </table:table-cell>
          <table:table-cell table:style-name="Default" table:formula="of:=SUMPRODUCT(([.C5:.C799]=&quot;Medium&quot;)*([.G5:.G799]=&quot;x&quot;)*[.D5:.D799])" office:value-type="float" office:value="11">
            <text:p>11</text:p>
          </table:table-cell>
          <table:table-cell table:formula="of:=SUMPRODUCT(([.C5:.C799]=&quot;Medium&quot;)*([.H5:.H799]=&quot;x&quot;)*[.D5:.D799])" office:value-type="float" office:value="23">
            <text:p>23</text:p>
          </table:table-cell>
          <table:table-cell table:style-name="Default" table:formula="of:=SUMPRODUCT(([.C5:.C799]=&quot;Medium&quot;)*([.I5:.I799]=&quot;x&quot;)*[.D5:.D799])" office:value-type="float" office:value="22">
            <text:p>22</text:p>
          </table:table-cell>
          <table:table-cell table:style-name="Default" table:formula="of:=SUMPRODUCT(([.C5:.C799]=&quot;Medium&quot;)*([.J5:.J799]=&quot;x&quot;)*[.D5:.D799])" office:value-type="float" office:value="13">
            <text:p>13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99];&quot;Low&quot;;[.D5:.D799])" office:value-type="float" office:value="6">
            <text:p>6</text:p>
          </table:table-cell>
          <table:table-cell table:formula="of:=SUMPRODUCT(([.C5:.C799]=&quot;Low&quot;)*([.E5:.E799]=&quot;x&quot;)*[.D5:.D799])" office:value-type="float" office:value="0">
            <text:p>0</text:p>
          </table:table-cell>
          <table:table-cell table:style-name="Default" table:formula="of:=SUMPRODUCT(([.C5:.C799]=&quot;Low&quot;)*([.F5:.F799]=&quot;x&quot;)*[.D5:.D799])" office:value-type="float" office:value="0">
            <text:p>0</text:p>
          </table:table-cell>
          <table:table-cell table:style-name="Default" table:formula="of:=SUMPRODUCT(([.C5:.C799]=&quot;Low&quot;)*([.G5:.G799]=&quot;x&quot;)*[.D5:.D799])" office:value-type="float" office:value="0">
            <text:p>0</text:p>
          </table:table-cell>
          <table:table-cell table:formula="of:=SUMPRODUCT(([.C5:.C799]=&quot;Low&quot;)*([.H5:.H799]=&quot;x&quot;)*[.D5:.D799])" office:value-type="float" office:value="2">
            <text:p>2</text:p>
          </table:table-cell>
          <table:table-cell table:style-name="Default" table:formula="of:=SUMPRODUCT(([.C5:.C799]=&quot;Low&quot;)*([.I5:.I799]=&quot;x&quot;)*[.D5:.D799])" office:value-type="float" office:value="4">
            <text:p>4</text:p>
          </table:table-cell>
          <table:table-cell table:style-name="Default" table:formula="of:=SUMPRODUCT(([.C5:.C799]=&quot;Low&quot;)*([.J5:.J799]=&quot;x&quot;)*[.D5:.D799])" office:value-type="float" office:value="0">
            <text:p>0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2"/>
          <table:table-cell table:style-name="ce30" table:number-columns-repeated="49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Personal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Personal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Personal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Manage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Manage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Manage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Share a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Share a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Share a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Check highlight in mini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Check highlight in mini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Check highlight in mini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Check pop up remin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Check pop up remin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Check pop up remin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Check mail remin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Check mail remin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Check mail remin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Add events to a shared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Add events to a shared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Add events to a shared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Add events to a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Add events to a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Add events to a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Check all the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Check all the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Check all the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Drag and 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Drag and 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Drag and 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Resize event/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Resize event/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Resize event/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Manage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Manage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Manage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Quick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Quick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Quick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Advance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Advance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alendar\Advance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Manage Address boo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Manage Address boo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Manage Address boo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Sha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Sha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Sha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Manag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Manag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Manag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Copy and 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Copy and 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Copy and 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Shar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Shar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Shar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Send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Send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Send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Switch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Switch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Switch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Advanced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Advanced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ontact\Advanced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Tag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Tag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Contact\Tag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Accou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Accou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Accou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Deleg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Deleg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Deleg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contact in Mai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contact in Mai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contact in Mai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Add event in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Add event in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Add event in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Filter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Filter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Filter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Manage fil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Manage fil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Manage fil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Manage 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Check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Check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Check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Compos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Compos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Compos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Draf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Draf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Draf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Repl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Repl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Repl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Forw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Forw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Forw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Advance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Advance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Mail\Advance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Manage Ta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Manage Ta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CS\Mail\Manage Ta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Copy_Pas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Copy_Pas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Copy_Pas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Cut_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Cut_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Cut_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Renam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Renam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Renam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Symlin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Symlin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Symlin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WebDAV\Cre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WebDAV\Cre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WebDAV\Cre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WebDAV\Ac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WebDAV\Ac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WebDAV\Ac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Drag_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Drag_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ction\Drag_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in\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in\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in\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Rel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Rel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Rel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in\Node_Propert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in\Node_Propert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in\Node_Propert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Export_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Export_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in\Export_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Folksonom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Folksonom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Folksonom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Taxonom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Taxonom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Taxonom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Templ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Templ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Templ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Dri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Dri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Dri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Name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Name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Name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Node_Typ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Node_Typ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Node_Typ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Scrip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Scrip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Scrip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Ac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Ac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ADM\Ac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Lock_Un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Lock_Un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DM\Lock_Un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reate\Folder\Content_Fol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reate\Folder\Content_Fol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reate\Folder\Content_Fol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lipboa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lipboa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lipboa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Tag\Priv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Tag\Priv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Tag\Priv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ollaboration\Tag\Public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ollaboration\Tag\Public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ollaboration\Tag\Public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Langu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Langu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Langu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ollabora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ollabora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ollabora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Commen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Commen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ollaboration\Commen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reate\Document\Artic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reate\Document\Artic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reate\Document\Artic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reate\Document\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reate\Document\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Create\Document\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reate\Document\Free_Layou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reate\Document\Free_Layou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Create\Document\Free_Layou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Info\Permiss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Info\Permiss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Info\Permiss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Info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Info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Info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Search\Simp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Search\Simp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Search\Simp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Search\Advance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Search\Advance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Search\Advance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Search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Search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Search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Setting\Browsing_Preference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Setting\Browsing_Preference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Setting\Browsing_Preference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Upload_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Upload_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DMS\Upload_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Content_List_Viewer\Create_By_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Content_List_Viewer\Create_By_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Content_List_Viewer\Create_By_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Content_List_Viewer\Create_By_Content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Content_List_Viewer\Create_By_Content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Content_List_Viewer\Create_By_Content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Un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Un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Un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Edit_CLV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Edit_CLV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Edit_CLV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FCK_Edito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FCK_Edito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FCK_Edito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Form_Generato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Form_Generato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Form_Generato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letter_Manager\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letter_Manager\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letter_Manager\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Newsletter_Manager\Subscrip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Newsletter_Manager\Subscrip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Newsletter_Manager\Subscrip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letter_Manager\Lett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letter_Manager\Lett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letter_Manager\Lett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Newsletter_Manager\Subscribe_Let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Newsletter_Manager\Subscribe_Let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Newsletter_Manager\Subscribe_Let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New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ECMS\WCM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Single_Content_View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Single_Content_View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WCM\Single_Content_View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Admin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Admin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Admin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F\Admin\Uploa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F\Admin\Uploa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F\Admin\Uploa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Content_Publishing\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Content_Publishing\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Content_Publishing\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F\Holiday\Appr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F\Holiday\Appr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WF\Holiday\Appr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Pay_Raise\WF\Gra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Pay_Raise\WF\Gra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WF\Pay_Raise\WF\Gra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Login_out\Sign 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Login_out\Sign 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Login_out\Sign 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ublic m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ublic m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ublic m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ublic mode\Language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ublic mode\Language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ublic mode\Language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ublic mode\Forgot user name/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ublic mode\Forgot user name/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ublic mode\Forgot user name/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Organization\User and group management\User Management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Organization\User and group management\User Management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Organization\User and group management\User Management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Organization\User and Group management\Group Management\Add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Organization\User and Group management\Group Management\Add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Organization\User and Group management\Group Management\Add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Import 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Import 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Import 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Manage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Manage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Manage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Port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Port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Port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Gadget\Manu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Gadget\Manu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\Administration\Application Registry\Gadget\Manu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Site map\Link p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Site map\Link p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Site map\Link p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Ad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Ad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Ad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Dele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Dele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Dele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change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change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change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Basic\page for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Basic\page for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Basic\page for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Edit\Basic\page for port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Edit\Basic\page for port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Edit\Basic\page for port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age_Nav\Navigation\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age_Nav\Navigation\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age_Nav\Navigation\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age_Nav\Navigation\Edi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age_Nav\Navigation\Edi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age_Nav\Navigation\Edi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Basic\page for grou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Basic\page for grou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Basic\page for grou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Layout\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Layout\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Layout\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Layout\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Layout\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Layout\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Dashboard\Manage gadge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Dashboard\Manage gadge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Dashboard\Manage gadge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Dashboard\Manage tab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Dashboard\Manage tab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Dashboard\Manage tab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Dashboard\Drag &amp;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Dashboard\Drag &amp;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Dashboard\Drag &amp;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Edit\Basic\page for 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Edit\Basic\page for 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Edit\Basic\page for 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user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user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user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User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User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User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User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User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User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Advanced\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Advanced\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Advanced\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Advanced\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Advanced\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Manage Pages\Create\Advanced\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Language Setting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Language Setting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Language Setting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rivate mode\Skin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rivate mode\Skin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rivate mode\Skin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Account Settings\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Account Settings\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Portal\Private mode\Account Settings\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rivate mode\Account Settings\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rivate mode\Account Settings\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/>
          <table:table-cell table:style-name="ce25"/>
          <table:table-cell table:number-columns-repeated="2"/>
          <table:table-cell table:style-name="ce25" office:value-type="string">
            <text:p>Portal\Private mode\Account Settings\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Answer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Answer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Answer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Answer\Rate_And_S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Answer\Rate_And_S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Answer\Rate_And_S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Answer\Active_And_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Answer\Active_And_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Answer\Active_And_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Answer\Manage_Com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Answer\Manage_Com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Answer\Manage_Com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Category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Category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Category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Category\Drag_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Category\Drag_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Category\Drag_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Category\Export Im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Category\Export Im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Category\Export Im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Category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Category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Category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Question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Question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Question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Ques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Ques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Ques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Question\Se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Question\Se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Question\Se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Question\Manage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Question\Manage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Question\Manage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Search_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Search_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Answers\Search_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Setting 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Setting 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Answers\Setting 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AQ\Browse_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AQ\Browse_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AQ\Browse_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AQ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AQ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AQ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AQ\View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AQ\View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AQ\View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Administration\Ban_I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Administration\Ban_I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Administration\Ban_I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Administration\Manage_BB_Co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Administration\Manage_BB_Co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Administration\Manage_BB_Co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Bookmar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Bookmar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Bookmar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Category\Basic_Action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Category\Basic_Action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Category\Basic_Action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Category\Import_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Category\Import_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Category\Import_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Forum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Forum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Forum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Forum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Forum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Forum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User_Manage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User_Manage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User_Manage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Post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Post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Post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Private_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Private_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Private_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Search\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Search\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Search\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Topic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Topic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Topic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Ta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Ta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Ta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Topic\R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Topic\R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Topic\R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Manage_Pol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Manage_Pol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Topic\Manage_Pol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User_Settin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User_Settin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KS\Forum\User_Settin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KS\Forum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Invi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Invi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Invi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Incoming 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Incoming 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Incoming 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Activities/Ad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Activities/Ad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Activities/Ad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Other User/Activitie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Other User/Activitie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Other User/Activitie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Other User/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Other User/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people/Other User/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Dashboard/View lin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Dashboard/View lin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Dashboard/View lin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an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an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an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Acces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Acces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Acces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Activity 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Activity 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Activity 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ember/Reque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ember/Reque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ember/Reque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ember/Change Ro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ember/Change Ro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Member/Change Ro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ea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ea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ea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ist/Invit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ist/Invit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ist/Invit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Default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ist/Public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ist/Public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ocial/Space/List/Public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4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3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0T13:51:54</dc:date>
    <dc:creator>exoplatform </dc:creator>
    <meta:editing-duration>PT2H28M41S</meta:editing-duration>
    <meta:editing-cycles>19</meta:editing-cycles>
    <meta:generator>LibreOffice/3.4$Unix LibreOffice_project/340m1$Build-402</meta:generator>
    <meta:document-statistic meta:table-count="2" meta:cell-count="4805" meta:object-count="0"/>
    <meta:user-defined meta:name="Info 1"/>
    <meta:user-defined meta:name="Info 2"/>
    <meta:user-defined meta:name="Info 3"/>
    <meta:user-defined meta:name="Info 4"/>
  </office:meta>
</office:document-meta>
</file>